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text-properties officeooo:rsid="0063f0b0" officeooo:paragraph-rsid="0063f0b0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3" style:family="paragraph" style:parent-style-name="Table_20_Contents">
      <style:text-properties fo:font-size="10.5pt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7" style:family="paragraph" style:parent-style-name="Table_20_Contents">
      <style:text-properties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59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1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2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3" style:family="paragraph" style:parent-style-name="Text_20_body">
      <style:text-properties officeooo:rsid="0063f0b0"/>
    </style:style>
    <style:style style:name="P64" style:family="paragraph" style:parent-style-name="Standard">
      <style:paragraph-properties fo:break-before="page"/>
      <style:text-properties officeooo:paragraph-rsid="006217d2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Table_20_Contents">
      <style:text-properties fo:font-size="10.5pt" officeooo:paragraph-rsid="0063f0b0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70" style:family="paragraph" style:parent-style-name="Table_20_Contents">
      <style:text-properties officeooo:rsid="000bac82" officeooo:paragraph-rsid="0066f2ee"/>
    </style:style>
    <style:style style:name="P71" style:family="paragraph" style:parent-style-name="Table_20_Contents">
      <style:text-properties officeooo:rsid="000bac82" officeooo:paragraph-rsid="007055ea"/>
    </style:style>
    <style:style style:name="P7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73" style:family="paragraph">
      <style:paragraph-properties fo:margin-left="0.026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text-properties fo:font-size="10.5pt" style:font-size-asian="10.5pt" style:font-size-complex="10.5pt"/>
    </style:style>
    <style:style style:name="P75" style:family="paragraph">
      <style:paragraph-properties fo:margin-left="0.101cm" fo:margin-right="0.101cm" fo:margin-top="0cm" fo:margin-bottom="0cm" fo:line-height="100%" fo:text-indent="0cm"/>
    </style:style>
    <style:style style:name="P76" style:family="paragraph">
      <style:paragraph-properties fo:margin-top="0cm" fo:margin-bottom="0cm" fo:line-height="100%"/>
    </style:style>
    <style:style style:name="P77" style:family="paragraph">
      <style:paragraph-properties fo:margin-top="0cm" fo:margin-bottom="0cm" fo:line-height="100%" fo:text-align="justify"/>
    </style:style>
    <style:style style:name="P78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7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2" style:font-name-complex="Times New Roman2"/>
    </style:style>
    <style:style style:name="T31" style:family="text">
      <style:text-properties officeooo:rsid="00282cca" style:font-name-asian="Times New Roman2" style:font-name-complex="Times New Roman2"/>
    </style:style>
    <style:style style:name="T32" style:family="text">
      <style:text-properties officeooo:rsid="001331e3" style:font-name-asian="Times New Roman2" style:font-name-complex="Times New Roman2"/>
    </style:style>
    <style:style style:name="T33" style:family="text">
      <style:text-properties style:font-name-asian="Times New Roman2" style:font-name-complex="Times New Roman2" style:font-style-complex="normal" style:font-weight-complex="normal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fo:language="ru" fo:country="RU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fo:language="en" fo:country="US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style:font-weight-asian="bold" style:font-weight-complex="bold"/>
    </style:style>
    <style:style style:name="T46" style:family="text">
      <style:text-properties fo:language="uk" fo:country="UA" fo:font-weight="bold" officeooo:rsid="002c9457" style:font-weight-asian="bold" style:font-weight-complex="bold"/>
    </style:style>
    <style:style style:name="T47" style:family="text">
      <style:text-properties fo:language="uk" fo:country="UA" fo:font-weight="bold" officeooo:rsid="0058499d" style:font-weight-asian="bold" style:font-weight-complex="bold"/>
    </style:style>
    <style:style style:name="T48" style:family="text">
      <style:text-properties fo:language="uk" fo:country="UA" fo:font-weight="bold" officeooo:rsid="007055ea" style:font-weight-asian="bold" style:font-weight-complex="bold"/>
    </style:style>
    <style:style style:name="T49" style:family="text">
      <style:text-properties fo:language="uk" fo:country="UA" fo:font-weight="normal" officeooo:rsid="0021a7d8" style:font-weight-asian="normal" style:font-weight-complex="normal"/>
    </style:style>
    <style:style style:name="T50" style:family="text">
      <style:text-properties fo:language="uk" fo:country="UA" fo:font-weight="normal" officeooo:rsid="0069f8c3" style:font-weight-asian="normal" style:font-weight-complex="normal"/>
    </style:style>
    <style:style style:name="T51" style:family="text">
      <style:text-properties fo:language="uk" fo:country="UA" officeooo:rsid="0058499d"/>
    </style:style>
    <style:style style:name="T52" style:family="text">
      <style:text-properties fo:language="uk" fo:country="UA" officeooo:rsid="00663b9c"/>
    </style:style>
    <style:style style:name="T53" style:family="text">
      <style:text-properties fo:language="uk" fo:country="UA" officeooo:rsid="00694122"/>
    </style:style>
    <style:style style:name="T54" style:family="text">
      <style:text-properties officeooo:rsid="003b71b4"/>
    </style:style>
    <style:style style:name="T55" style:family="text">
      <style:text-properties officeooo:rsid="003b8003"/>
    </style:style>
    <style:style style:name="T56" style:family="text">
      <style:text-properties officeooo:rsid="000f0310"/>
    </style:style>
    <style:style style:name="T57" style:family="text">
      <style:text-properties officeooo:rsid="0010dd33"/>
    </style:style>
    <style:style style:name="T58" style:family="text">
      <style:text-properties officeooo:rsid="00117476"/>
    </style:style>
    <style:style style:name="T59" style:family="text">
      <style:text-properties officeooo:rsid="0014585f"/>
    </style:style>
    <style:style style:name="T60" style:family="text">
      <style:text-properties officeooo:rsid="0042ad5b"/>
    </style:style>
    <style:style style:name="T61" style:family="text">
      <style:text-properties officeooo:rsid="00464a7d"/>
    </style:style>
    <style:style style:name="T62" style:family="text">
      <style:text-properties officeooo:rsid="004bcbd5"/>
    </style:style>
    <style:style style:name="T63" style:family="text">
      <style:text-properties officeooo:rsid="0053ed7c"/>
    </style:style>
    <style:style style:name="T64" style:family="text">
      <style:text-properties officeooo:rsid="0058499d"/>
    </style:style>
    <style:style style:name="T65" style:family="text">
      <style:text-properties officeooo:rsid="005bc6ae"/>
    </style:style>
    <style:style style:name="T66" style:family="text">
      <style:text-properties officeooo:rsid="0060522a" style:font-weight-complex="normal"/>
    </style:style>
    <style:style style:name="T67" style:family="text">
      <style:text-properties officeooo:rsid="005ef863"/>
    </style:style>
    <style:style style:name="T68" style:family="text">
      <style:text-properties officeooo:rsid="0063f0b0"/>
    </style:style>
    <style:style style:name="T69" style:family="text">
      <style:text-properties officeooo:rsid="001331e3"/>
    </style:style>
    <style:style style:name="T70" style:family="text">
      <style:text-properties officeooo:rsid="0066f2ee"/>
    </style:style>
    <style:style style:name="T71" style:family="text">
      <style:text-properties officeooo:rsid="006b7d4c"/>
    </style:style>
    <style:style style:name="T72" style:family="text">
      <style:text-properties officeooo:rsid="006e73f6"/>
    </style:style>
    <style:style style:name="T73" style:family="text">
      <style:text-properties officeooo:rsid="007055ea"/>
    </style:style>
    <style:style style:name="T74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5" style:family="text">
      <style:text-properties style:font-name="Liberation Serif" fo:font-size="10.5pt" style:font-size-asian="10.5pt" style:font-size-complex="10.5pt"/>
    </style:style>
    <style:style style:name="T76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7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8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9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80" style:family="text">
      <style:text-properties fo:font-size="10pt" fo:font-weight="bold" style:font-size-asian="10pt" style:font-weight-asian="bold" style:font-size-complex="10pt" style:font-weight-complex="bold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3" style:family="text">
      <style:text-properties style:font-name="Liberation Serif" fo:font-size="10pt" style:font-size-asian="10pt" style:font-size-complex="10pt"/>
    </style:style>
    <style:style style:name="T84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74" svg:width="7.303cm" svg:height="8.256cm" svg:x="17.919cm" svg:y="0.309cm">
        <draw:text-box>
          <text:p><text:span text:style-name="T74">Аналізує </text:span><text:span text:style-name="T75">умову задачі, виокремлює зв’язки </text:span><text:span text:style-name="T75">між величинами. Реалізує математичні моделі </text:span><text:span text:style-name="T75">засобами електронних таблиць.</text:span></text:p>
          <text:p><text:span text:style-name="T74">Використовує</text:span><text:span text:style-name="T75"> формули в електронних </text:span><text:span text:style-name="T75">таблицях.</text:span></text:p>
          <text:p><text:span text:style-name="T74">Редагує</text:span><text:span text:style-name="T75"> <text:s/>і </text:span><text:span text:style-name="T74">форматує</text:span><text:span text:style-name="T75"> електронні таблиці.</text:span></text:p>
          <text:p text:style-name="P73"><text:span text:style-name="T76">Застосовує</text:span><text:span text:style-name="T77"> засоби автозаповнення й </text:span><text:span text:style-name="T77">автозавершення для прискорення введення </text:span><text:span text:style-name="T77">даних</text:span></text:p>
          <text:p text:style-name="P73"><text:span text:style-name="T78">Ціннісна складова</text:span></text:p>
          <text:p><text:span text:style-name="T74">Розпізнає</text:span><text:span text:style-name="T75"> задачі, для яких доцільно </text:span><text:span text:style-name="T75">використовувати електронні таблиці.</text:span></text:p>
          <text:p><text:span text:style-name="T74">Робить висновки</text:span><text:span text:style-name="T75"> на основі аналізу даних в </text:span><text:span text:style-name="T75">електронних таблицях</text:span></text:p>
        </draw:text-box>
      </draw:frame>
      <text:p text:style-name="P63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8">№ Уроку</text:p>
          </table:table-cell>
          <table:table-cell table:style-name="Таблиця2.A1" office:value-type="string">
            <text:p text:style-name="P38">№ Теми</text:p>
          </table:table-cell>
          <table:table-cell table:style-name="Таблиця2.A1" office:value-type="string">
            <text:p text:style-name="P39">Тема урока</text:p>
          </table:table-cell>
          <table:table-cell table:style-name="Таблиця2.D1" office:value-type="string">
            <text:p text:style-name="P39"/>
          </table:table-cell>
          <table:table-cell table:style-name="Таблиця2.A1" office:value-type="string">
            <text:p text:style-name="P40"><text:span text:style-name="T71">7</text:span>-<text:span text:style-name="T61">А</text:span></text:p>
          </table:table-cell>
          <table:table-cell table:style-name="Таблиця2.A1" office:value-type="string">
            <text:p text:style-name="P40"><text:span text:style-name="T71">7</text:span>-<text:span text:style-name="T61">Б</text:span></text:p>
          </table:table-cell>
          <table:table-cell table:style-name="Таблиця2.G1" office:value-type="string">
            <text:p text:style-name="P40"><text:span text:style-name="T71">7</text:span>-<text:span text:style-name="T71">В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55">Виконав<text:span text:style-name="T36">ц</text:span>і алгоритмів</text:p>
          </table:table-cell>
          <table:table-cell table:style-name="Таблиця2.D1" table:number-rows-spanned="16" office:value-type="string">
            <text:p text:style-name="P58"><draw:frame text:anchor-type="paragraph" draw:z-index="1" draw:name="Фигура3" draw:style-name="gr2" draw:text-style-name="P78" svg:width="7.277cm" svg:height="10.05cm" svg:x="0.016cm" svg:y="0.079cm"><draw:text-box><text:p text:style-name="P75"><text:span text:style-name="T78">Учень/учениця</text:span></text:p><text:p text:style-name="P73"><text:span text:style-name="T78">Знаннєва складова</text:span></text:p><text:p text:style-name="P76"><text:span text:style-name="T77"><text:s text:c="5"/></text:span><text:span text:style-name="T76">Пояснює</text:span><text:span text:style-name="T77"> поняття величини, змінної та </text:span><text:span text:style-name="T77">операції присвоювання.</text:span></text:p><text:p text:style-name="P76"><text:span text:style-name="T77"><text:s text:c="4"/></text:span><text:span text:style-name="T76">Знає</text:span><text:span text:style-name="T77"> базові алгоритми роботи зі змінними: </text:span><text:span text:style-name="T77">обмін значеннями, визначення найбільшого й </text:span><text:span text:style-name="T77">найменшого з двох значень</text:span></text:p><text:p text:style-name="P76"><text:span text:style-name="T77"/></text:p><text:p text:style-name="P76"><text:span text:style-name="T78">Діяльнісна складова</text:span></text:p><text:p text:style-name="P77"><text:span text:style-name="T77"><text:s text:c="4"/></text:span><text:span text:style-name="T76">Використовує</text:span><text:span text:style-name="T77"> різні алгоритмічні структури </text:span><text:span text:style-name="T77">та змінні для <text:s/>розв’язання навчальних і </text:span><text:span text:style-name="T77">життєвих задач.</text:span></text:p><text:p text:style-name="P77"><text:span text:style-name="T77"><text:s text:c="5"/></text:span><text:span text:style-name="T76">Застосовує</text:span><text:span text:style-name="T77"> засоби програмування для </text:span><text:span text:style-name="T77">побудови моделей</text:span></text:p><text:p text:style-name="P77"><text:span text:style-name="T79"/></text:p><text:p text:style-name="P77"><text:span text:style-name="T78">Ціннісна складова</text:span></text:p><text:p text:style-name="P77"><text:span text:style-name="T77"><text:s text:c="5"/></text:span><text:span text:style-name="T76">Усвідомлює</text:span><text:span text:style-name="T77"> роль програмування та </text:span><text:span text:style-name="T77">моделювання для розв’язання навчальних і </text:span><text:span text:style-name="T77">життєвих задач</text:span></text:p></draw:text-box></draw:frame></text:p>
          </table:table-cell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55"><text:span text:style-name="T37">С</text:span>истеми команд <text:span text:style-name="T37">виконавців алгоритмів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55"><text:span text:style-name="T3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9">Розбір</text:span><text:span text:style-name="T4"> </text:span><text:span text:style-name="T39">в</text:span><text:span text:style-name="T37">идів опису алгоритмів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55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41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41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55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41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65">Узагальнення <text:span text:style-name="T72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55">Алгоритми з розгалуженнями. <text:span text:style-name="T37">Викон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55">Алгоритми з повтореннями. <text:span text:style-name="T37">Склад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55">Алгоритми з повтореннями. <text:span text:style-name="T37">Викон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36"><text:span text:style-name="T5">Практична робота №</text:span><text:span text:style-name="T6">4</text:span><text:span text:style-name="T5">. </text:span><text:span text:style-name="T66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42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7">алгоритмічних структур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56">Повторення те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45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</table:table>
      <text:p text:style-name="P14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5">Тема 2</text:span>. <text:span text:style-name="T30">Опрацювання табличних даних</text:span> (<text:span text:style-name="T62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20">17</text:p>
          </table:table-cell>
          <table:table-cell table:style-name="Таблиця1.A2" office:value-type="string">
            <text:p text:style-name="P18">1</text:p>
          </table:table-cell>
          <table:table-cell table:style-name="Таблиця1.A2" office:value-type="string">
            <text:p text:style-name="P57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0"><draw:frame text:anchor-type="paragraph" draw:z-index="2" draw:name="Фигура1" draw:style-name="gr3" draw:text-style-name="P79" svg:width="7.303cm" svg:height="5.569cm" svg:x="0.069cm" svg:y="0.178cm"><draw:text-box><text:p><text:span text:style-name="T80">Знаннєва складова</text:span></text:p><text:p><text:span text:style-name="T81">Пояснює призначення електронних таблиць, </text:span><text:span text:style-name="T81">зокрема як засобу моделювання.</text:span></text:p><text:p><text:span text:style-name="T81">Знає принципи адресації клітинок і діапазонів. </text:span><text:span text:style-name="T82">Називає </text:span><text:span text:style-name="T83">основні типи даних та пояснює їхнє </text:span><text:span text:style-name="T83">призначення.</text:span></text:p><text:p><text:span text:style-name="T82">Називає</text:span><text:span text:style-name="T83"> і </text:span><text:span text:style-name="T82">пояснює </text:span><text:span text:style-name="T83">призначення основних </text:span><text:span text:style-name="T83">об’єктів ЕТ.</text:span></text:p><text:p><text:span text:style-name="T74">Пояснює </text:span><text:span text:style-name="T75">поняття моделі</text:span></text:p><text:p text:style-name="P73"><text:span text:style-name="T84">Діяльнісна складова</text:span></text:p><text:p><text:span text:style-name="T82">Застосовує </text:span><text:span text:style-name="T83">засоби опрацювання електронних </text:span><text:span text:style-name="T83">таблиць для розв’язання навчальних і життєвих </text:span><text:span text:style-name="T83">задач. </text:span></text:p></draw:text-box></draw:frame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8</text:p>
          </table:table-cell>
          <table:table-cell table:style-name="Таблиця1.A2" office:value-type="string">
            <text:p text:style-name="P18">2</text:p>
          </table:table-cell>
          <table:table-cell table:style-name="Таблиця1.A2" office:value-type="string">
            <text:p text:style-name="P50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9</text:p>
          </table:table-cell>
          <table:table-cell table:style-name="Таблиця1.A2" office:value-type="string">
            <text:p text:style-name="P18">3</text:p>
          </table:table-cell>
          <table:table-cell table:style-name="Таблиця1.A2" office:value-type="string">
            <text:p text:style-name="P50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2<text:span text:style-name="T63">0</text:span></text:p>
          </table:table-cell>
          <table:table-cell table:style-name="Таблиця1.A2" office:value-type="string">
            <text:p text:style-name="P17">4</text:p>
          </table:table-cell>
          <table:table-cell table:style-name="Таблиця1.A2" office:value-type="string">
            <text:p text:style-name="P48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1</text:p>
          </table:table-cell>
          <table:table-cell table:style-name="Таблиця1.A2" office:value-type="string">
            <text:p text:style-name="P17">5</text:p>
          </table:table-cell>
          <table:table-cell table:style-name="Таблиця1.A2" office:value-type="string">
            <text:p text:style-name="P49"><text:span text:style-name="T8">Практична робота №</text:span><text:span text:style-name="T9">7</text:span><text:span text:style-name="T8">. </text:span>Адресація. Формули. 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2</text:p>
          </table:table-cell>
          <table:table-cell table:style-name="Таблиця1.A2" office:value-type="string">
            <text:p text:style-name="P17">6</text:p>
          </table:table-cell>
          <table:table-cell table:style-name="Таблиця1.A2" office:value-type="string">
            <text:p text:style-name="P48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3</text:p>
          </table:table-cell>
          <table:table-cell table:style-name="Таблиця1.A2" office:value-type="string">
            <text:p text:style-name="P20">7</text:p>
          </table:table-cell>
          <table:table-cell table:style-name="Таблиця1.A2" office:value-type="string">
            <text:p text:style-name="P48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4</text:p>
          </table:table-cell>
          <table:table-cell table:style-name="Таблиця1.A2" office:value-type="string">
            <text:p text:style-name="P20">8</text:p>
          </table:table-cell>
          <table:table-cell table:style-name="Таблиця1.A2" office:value-type="string">
            <text:p text:style-name="P48">Автозаповнення та автозавершення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5</text:p>
          </table:table-cell>
          <table:table-cell table:style-name="Таблиця1.A2" office:value-type="string">
            <text:p text:style-name="P20">9</text:p>
          </table:table-cell>
          <table:table-cell table:style-name="Таблиця1.A2" office:value-type="string">
            <text:p text:style-name="P48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6</text:p>
          </table:table-cell>
          <table:table-cell table:style-name="Таблиця1.A2" office:value-type="string">
            <text:p text:style-name="P20">1<text:span text:style-name="T63">0</text:span></text:p>
          </table:table-cell>
          <table:table-cell table:style-name="Таблиця1.A2" office:value-type="string">
            <text:p text:style-name="P44"><text:span text:style-name="T25">Узагальнення з теми </text:span><text:span text:style-name="T32">Опрацювання табличних даних.</text:span></text:p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</table:table>
      <text:p text:style-name="P1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6">Тема <text:span text:style-name="T68">3</text:span>. <text:span text:style-name="T27">Служби Інтернету</text:span> (<text:span text:style-name="T7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5">27</text:p>
          </table:table-cell>
          <table:table-cell table:style-name="Таблиця3.A2" office:value-type="string">
            <text:p text:style-name="P16">1</text:p>
          </table:table-cell>
          <table:table-cell table:style-name="Таблиця3.A2" office:value-type="string">
            <text:p text:style-name="P51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1">Знаннєва складова</text:p>
            <text:p text:style-name="P62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2"><text:span text:style-name="T1">Пояснює</text:span> небезпеки, пов’язані з використанням електронної пошти.</text:p>
            <text:p text:style-name="P62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1">Діяльнісна складова</text:p>
            <text:p text:style-name="P62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2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1">Ціннісна складова</text:p>
            <text:p text:style-name="P62"><text:span text:style-name="T1">Усвідомлює</text:span> переваги та недоліки електронної пошти як засобу спілкування.</text:p>
            <text:p text:style-name="P62"><text:span text:style-name="T1">Дотримується</text:span> принципів електронного етикету та безпечного користування електронною поштою.</text:p>
            <text:p text:style-name="P62"><text:span text:style-name="T1">Усвідомлює </text:span>цінність персонального освітньо-комунікаційного середовища.</text:p>
            <text:p text:style-name="P59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34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8</text:p>
          </table:table-cell>
          <table:table-cell table:style-name="Таблиця3.A2" office:value-type="string">
            <text:p text:style-name="P16">2</text:p>
          </table:table-cell>
          <table:table-cell table:style-name="Таблиця3.A2" office:value-type="string">
            <text:p text:style-name="P54"><text:span text:style-name="T69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9</text:p>
          </table:table-cell>
          <table:table-cell table:style-name="Таблиця3.A2" office:value-type="string">
            <text:p text:style-name="P16">3</text:p>
          </table:table-cell>
          <table:table-cell table:style-name="Таблиця3.A2" office:value-type="string">
            <text:p text:style-name="P43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0</text:p>
          </table:table-cell>
          <table:table-cell table:style-name="Таблиця3.A2" office:value-type="string">
            <text:p text:style-name="P16">4</text:p>
          </table:table-cell>
          <table:table-cell table:style-name="Таблиця3.A2" office:value-type="string">
            <text:p text:style-name="P47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1</text:p>
          </table:table-cell>
          <table:table-cell table:style-name="Таблиця3.A2" office:value-type="string">
            <text:p text:style-name="P24">5</text:p>
          </table:table-cell>
          <table:table-cell table:style-name="Таблиця3.A2" office:value-type="string">
            <text:p text:style-name="P35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2</text:p>
          </table:table-cell>
          <table:table-cell table:style-name="Таблиця3.A2" office:value-type="string">
            <text:p text:style-name="P24">6</text:p>
          </table:table-cell>
          <table:table-cell table:style-name="Таблиця3.A2" office:value-type="string">
            <text:p text:style-name="P53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3</text:p>
          </table:table-cell>
          <table:table-cell table:style-name="Таблиця3.A2" office:value-type="string">
            <text:p text:style-name="P24">7</text:p>
          </table:table-cell>
          <table:table-cell table:style-name="Таблиця3.A2" office:value-type="string">
            <text:p text:style-name="P52">Інтернет речей. <text:span text:style-name="T62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67">34</text:p>
          </table:table-cell>
          <table:table-cell table:style-name="Таблиця3.A2" office:value-type="string">
            <text:p text:style-name="P67">8</text:p>
          </table:table-cell>
          <table:table-cell table:style-name="Таблиця3.A2" office:value-type="string">
            <text:p text:style-name="P72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67">35</text:p>
          </table:table-cell>
          <table:table-cell table:style-name="Таблиця3.A2" office:value-type="string">
            <text:p text:style-name="P67">9</text:p>
          </table:table-cell>
          <table:table-cell table:style-name="Таблиця3.A2" office:value-type="string">
            <text:p text:style-name="P44"><text:span text:style-name="T25">Узагальнення з теми <text:s/>«</text:span><text:span text:style-name="T31">Служби Інтернету»</text:span></text:p>
            <text:p text:style-name="P44"/>
            <text:p text:style-name="P44"/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</table:table>
      <text:p text:style-name="P14"><text:soft-page-break/></text:p>
      <text:p text:style-name="P6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8">Клас</text:p>
          </table:table-cell>
          <table:table-cell table:style-name="Таблица2.A1" office:value-type="string">
            <text:p text:style-name="P28">Годин на тиждень</text:p>
          </table:table-cell>
          <table:table-cell table:style-name="Таблица2.A1" office:value-type="string">
            <text:p text:style-name="P28">Разом за програмою</text:p>
          </table:table-cell>
          <table:table-cell table:style-name="Таблица2.A1" office:value-type="string">
            <text:p text:style-name="P28">І ч.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41">II </text:span></text:span><text:span text:style-name="Основной_20_шрифт_20_абзаца"><text:span text:style-name="T42">2 ч.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41">III</text:span></text:span><text:span text:style-name="Основной_20_шрифт_20_абзаца"><text:span text:style-name="T42"> ч.</text:span></text:span></text:p>
          </table:table-cell>
          <table:table-cell table:style-name="Таблица2.G1" office:value-type="string">
            <text:p text:style-name="P31"><text:span text:style-name="Основной_20_шрифт_20_абзаца"><text:span text:style-name="T41">IV</text:span></text:span><text:span text:style-name="Основной_20_шрифт_20_абзаца"><text:span text:style-name="T42"> ч.</text:span></text:span></text:p>
          </table:table-cell>
        </table:table-row>
        <table:table-row>
          <table:table-cell table:style-name="Таблица2.A2" office:value-type="string">
            <text:p text:style-name="P29"><text:span text:style-name="T61">7</text:span>-А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68">35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55">0</text:span></text:p>
          </table:table-cell>
          <table:table-cell table:style-name="Таблица2.G2" office:value-type="string">
            <text:p text:style-name="P68">9</text:p>
          </table:table-cell>
        </table:table-row>
        <table:table-row>
          <table:table-cell table:style-name="Таблица2.A2" office:value-type="string">
            <text:p text:style-name="P29"><text:span text:style-name="T61">7</text:span>-Б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68">35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64">0</text:span></text:p>
          </table:table-cell>
          <table:table-cell table:style-name="Таблица2.G2" office:value-type="string">
            <text:p text:style-name="P68">9</text:p>
          </table:table-cell>
        </table:table-row>
        <table:table-row>
          <table:table-cell table:style-name="Таблица2.A2" office:value-type="string">
            <text:p text:style-name="P29"><text:span text:style-name="T61">7</text:span>-<text:span text:style-name="T61">В</text:span>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68">35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55">0</text:span></text:p>
          </table:table-cell>
          <table:table-cell table:style-name="Таблица2.G2" office:value-type="string">
            <text:p text:style-name="P68">9</text:p>
          </table:table-cell>
        </table:table-row>
      </table:table>
      <text:p text:style-name="P4"/>
      <text:p text:style-name="P4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2">Граф<text:span text:style-name="Основной_20_шрифт_20_абзаца"><text:span text:style-name="T42">ік контрольних та практичних робіт </text:span></text:span><text:span text:style-name="Основной_20_шрифт_20_абзаца"><text:span text:style-name="T52">6</text:span></text:span><text:span text:style-name="Основной_20_шрифт_20_абзаца"><text:span text:style-name="T4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0">Тип роботи</text:p>
          </table:table-cell>
          <table:table-cell table:style-name="Таблиця4.A2" office:value-type="string">
            <text:p text:style-name="P30"><text:span text:style-name="T70">7</text:span>-А</text:p>
          </table:table-cell>
          <table:table-cell table:style-name="Таблиця4.A2" office:value-type="string">
            <text:p text:style-name="P30"><text:span text:style-name="T70">7</text:span>-Б</text:p>
          </table:table-cell>
          <table:table-cell table:style-name="Таблиця4.D2" office:value-type="string">
            <text:p text:style-name="P30"><text:span text:style-name="T70">7</text:span>-<text:span text:style-name="T70">В</text:span></text:p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2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2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45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1">4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1">5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71"><text:span text:style-name="Основной_20_шрифт_20_абзаца"><text:span text:style-name="T45">Узагальнення №</text:span></text:span><text:span text:style-name="Основной_20_шрифт_20_абзаца"><text:span text:style-name="T48">2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9">Практична робота №</text:span></text:span><text:span text:style-name="Основной_20_шрифт_20_абзаца"><text:span text:style-name="T50">6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9">Практична робота №</text:span></text:span><text:span text:style-name="Основной_20_шрифт_20_абзаца"><text:span text:style-name="T50">7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6">Узагальнення №</text:span></text:span><text:span text:style-name="Основной_20_шрифт_20_абзаца"><text:span text:style-name="T48">3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3">8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3">9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4">Практична робота №</text:span></text:span><text:span text:style-name="Основной_20_шрифт_20_абзаца"><text:span text:style-name="T53">10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7"><text:span text:style-name="Основной_20_шрифт_20_абзаца"><text:span text:style-name="T46">Узагальнення №</text:span></text:span><text:span text:style-name="Основной_20_шрифт_20_абзаца"><text:span text:style-name="T48">4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6">Заступник</text:span> директора _________ М.В. Савіна<text:tab/><text:tab/><text:tab/><text:tab/><text:tab/><text:tab/><text:tab/><text:tab/><text:span text:style-name="T56">Д</text:span>иректор <text:span text:style-name="T56">школи</text:span> ____________ Л.М. Воробйов</text:p>
      <text:p text:style-name="P7">____________ 201<text:span text:style-name="T65">8</text:span> р.<text:tab/><text:tab/><text:tab/><text:tab/><text:tab/><text:tab/><text:tab/><text:tab/><text:tab/><text:tab/><text:tab/><text:tab/><text:tab/><text:tab/><text:tab/>_____________ 201<text:span text:style-name="T65">8</text:span> р.</text:p>
      <text:p text:style-name="P7">____________ 201<text:span text:style-name="T65">9</text:span> р.<text:tab/><text:tab/><text:tab/><text:tab/><text:tab/><text:tab/><text:tab/><text:tab/><text:tab/><text:tab/><text:tab/><text:tab/><text:tab/><text:tab/><text:tab/>_____________ 201<text:span text:style-name="T65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60">і</text:span>нформатики для <text:span text:style-name="T61">7</text:span> класів</text:p>
      <text:p text:style-name="P9"><text:span text:style-name="T56">в</text:span>читель Трубіцина А.Л.</text:p>
      <text:p text:style-name="P9">201<text:span text:style-name="T65">8</text:span>-201<text:span text:style-name="T65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61">7 </text:span>класу</text:p>
      <text:p text:style-name="P6">загальноосвітніх навчальних закладів <text:span text:style-name="T57">затверджена Міністерством освіти і науки України</text:span></text:p>
      <text:p text:style-name="P8">(Наказ МОН від <text:span text:style-name="T58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5"><text:tab/><text:tab/>протокол № _____ від ___________ р.</text:p>
      <text:p text:style-name="P5"><text:tab/><text:tab/>кер. <text:span text:style-name="T59">Ш</text:span>МО _________________ В.В. Маляренко </text:p>
      <text:p text:style-name="P5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02:51.001146049</dc:date>
    <meta:editing-duration>PT1H9M4S</meta:editing-duration>
    <meta:editing-cycles>37</meta:editing-cycles>
    <meta:generator>LibreOffice/6.1.1.2$Linux_X86_64 LibreOffice_project/10$Build-2</meta:generator>
    <meta:document-statistic meta:table-count="5" meta:image-count="0" meta:object-count="0" meta:page-count="6" meta:paragraph-count="189" meta:word-count="676" meta:character-count="4762" meta:non-whitespace-character-count="4211"/>
  </office:meta>
</office:document-meta>
</file>